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165in" fo:margin-right="0in" fo:text-indent="0in" style:auto-text-indent="false"/>
    </style:style>
    <style:style style:name="P2" style:family="paragraph" style:parent-style-name="Standard">
      <style:paragraph-properties fo:margin-left="0.8335in" fo:margin-right="0in" fo:text-indent="0in" style:auto-text-indent="false"/>
    </style:style>
    <style:style style:name="P3" style:family="paragraph" style:parent-style-name="Standard">
      <style:paragraph-properties fo:margin-left="1.25in" fo:margin-right="0in" fo:text-indent="0in" style:auto-text-indent="false"/>
    </style:style>
    <style:style style:name="P4" style:family="paragraph" style:parent-style-name="Standard">
      <style:paragraph-properties fo:margin-left="1.6665in" fo:margin-right="0in" fo:text-indent="0in" style:auto-text-indent="false"/>
    </style:style>
    <style:style style:name="P5" style:family="paragraph" style:parent-style-name="Text_20_body">
      <style:paragraph-properties fo:margin-top="0in" fo:margin-bottom="0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ratch 技术大纲</text:p>
      <text:p text:style-name="Standard"/>
      <text:p text:style-name="Standard"/>
      <text:p text:style-name="Standard">计算机</text:p>
      <text:p text:style-name="P1">计算机基础</text:p>
      <text:p text:style-name="P2">计算机组成</text:p>
      <text:p text:style-name="P2">计算机历史</text:p>
      <text:p text:style-name="P2">鼠标/键盘</text:p>
      <text:p text:style-name="Standard"/>
      <text:p text:style-name="Standard">数学</text:p>
      <text:p text:style-name="Standard"/>
      <text:p text:style-name="Standard"/>
      <text:p text:style-name="Standard">动画</text:p>
      <text:p text:style-name="P1">绘画</text:p>
      <text:p text:style-name="P2">颜色</text:p>
      <text:p text:style-name="P3">计算机颜色</text:p>
      <text:p text:style-name="P3">计算机图片</text:p>
      <text:p text:style-name="P1">计算机绘画</text:p>
      <text:p text:style-name="Standard"/>
      <text:p text:style-name="Standard">音乐</text:p>
      <text:p text:style-name="P1">声音的知识</text:p>
      <text:p text:style-name="P2">音频</text:p>
      <text:p text:style-name="P2">声音如何传播</text:p>
      <text:p text:style-name="P2">声音速度</text:p>
      <text:p text:style-name="P2"/>
      <text:p text:style-name="P2">乐器分类</text:p>
      <text:p text:style-name="P2">节拍</text:p>
      <text:p text:style-name="Standard">电子电路</text:p>
      <text:p text:style-name="Standard"/>
      <text:p text:style-name="Standard"/>
      <text:p text:style-name="Standard"/>
      <text:p text:style-name="Standard">编程</text:p>
      <text:p text:style-name="P1">程序概念</text:p>
      <text:p text:style-name="P1">程序分类</text:p>
      <text:p text:style-name="P1">程序语言</text:p>
      <text:p text:style-name="P1"/>
      <text:p text:style-name="P1">程序设计</text:p>
      <text:p text:style-name="P2">流程图</text:p>
      <text:p text:style-name="P2">UML</text:p>
      <text:p text:style-name="P1"/>
      <text:p text:style-name="P1"/>
      <text:p text:style-name="P1">数据类型</text:p>
      <text:p text:style-name="P1">基本运算</text:p>
      <text:p text:style-name="P2"/>
      <text:p text:style-name="P2">算术运算</text:p>
      <text:p text:style-name="P2">关系运算</text:p>
      <text:p text:style-name="P2">位运算</text:p>
      <text:p text:style-name="P2">逻辑运算</text:p>
      <text:p text:style-name="P2">赋值运算</text:p>
      <text:p text:style-name="P2"/>
      <text:p text:style-name="P2">参考： <text:a xlink:type="simple" xlink:href="https://www.tutorialspoint.com/java/java_basic_operators.htm" text:style-name="Internet_20_link" text:visited-style-name="Visited_20_Internet_20_Link">https://www.tutorialspoint.com/java/java_basic_operators.htm</text:a></text:p>
      <text:p text:style-name="P1"/>
      <text:p text:style-name="P1">变量</text:p>
      <text:p text:style-name="P2">数据类型</text:p>
      <text:p text:style-name="P3">numbers  string  boolean</text:p>
      <text:p text:style-name="P1">date &amp; time</text:p>
      <text:p text:style-name="P1">逻辑控制</text:p>
      <text:p text:style-name="P1"><text:soft-page-break/></text:p>
      <text:p text:style-name="P1">编写一个程序</text:p>
      <text:p text:style-name="P2">执行一条指令</text:p>
      <text:p text:style-name="P2">执行多条指令</text:p>
      <text:p text:style-name="P2"/>
      <text:p text:style-name="P2">程序运行顺序</text:p>
      <text:p text:style-name="P3">顺序执行</text:p>
      <text:p text:style-name="P3">并行执行</text:p>
      <text:p text:style-name="P4"/>
      <text:p text:style-name="P3">选择执行</text:p>
      <text:p text:style-name="P3">重复执行</text:p>
      <text:p text:style-name="P1">输入/输出</text:p>
      <text:p text:style-name="P1">事件/响应/中断</text:p>
      <text:p text:style-name="P2">外部</text:p>
      <text:p text:style-name="P3">传感器信号</text:p>
      <text:p text:style-name="P3">控制信号</text:p>
      <text:p text:style-name="P3">其他程序信号</text:p>
      <text:p text:style-name="P3">系统信号</text:p>
      <text:p text:style-name="P2">内部</text:p>
      <text:p text:style-name="P3">其他组件</text:p>
      <text:p text:style-name="P1">调试</text:p>
      <text:p text:style-name="P1"/>
      <text:p text:style-name="P1"/>
      <text:p text:style-name="P2"/>
      <text:p text:style-name="Standard"/>
      <text:p text:style-name="Standard">软件工程</text:p>
      <text:p text:style-name="P1">敏捷开发</text:p>
      <text:p text:style-name="P1"><text:a xlink:type="simple" xlink:href="https://en.wikipedia.org/wiki/Agile_software_development" text:style-name="Internet_20_link" text:visited-style-name="Visited_20_Internet_20_Link">https://en.wikipedia.org/wiki/Agile_software_development</text:a></text:p>
      <text:p text:style-name="P1"/>
      <text:p text:style-name="P1">极限编程</text:p>
      <text:p text:style-name="P1"><text:a xlink:type="simple" xlink:href="https://en.wikipedia.org/wiki/Extreme_programming" text:style-name="Internet_20_link" text:visited-style-name="Visited_20_Internet_20_Link">https://en.wikipedia.org/wiki/Extreme_programming</text:a></text:p>
      <text:p text:style-name="P1"/>
      <text:p text:style-name="P1"/>
      <text:p text:style-name="P1">项目管理</text:p>
      <text:p text:style-name="P1"/>
      <text:p text:style-name="Standard"/>
      <text:p text:style-name="P1">文档管理</text:p>
      <text:p text:style-name="P1"/>
      <text:p text:style-name="P1">版本控制</text:p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p text:style-name="P5"/>
      <text:p text:style-name="P5"/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7T20:36:30.227000000</dc:date>
    <meta:editing-duration>PT1M12S</meta:editing-duration>
    <meta:editing-cycles>3</meta:editing-cycles>
    <meta:document-statistic meta:table-count="0" meta:image-count="0" meta:object-count="0" meta:page-count="2" meta:paragraph-count="67" meta:word-count="257" meta:character-count="458" meta:non-whitespace-character-count="450"/>
  </office:meta>
</office:document-meta>
</file>